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text-properties fo:font-weight="bold" officeooo:rsid="0000f16a" officeooo:paragraph-rsid="0000f16a" style:font-weight-asian="bold" style:font-weight-complex="bold"/>
    </style:style>
    <style:style style:name="P2" style:family="paragraph" style:parent-style-name="Standard">
      <style:text-properties officeooo:rsid="0000f16a" officeooo:paragraph-rsid="0000f16a"/>
    </style:style>
    <style:style style:name="P3" style:family="paragraph" style:parent-style-name="Standard">
      <style:text-properties fo:font-weight="bold" officeooo:rsid="0000f16a" officeooo:paragraph-rsid="0000f16a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officeooo:rsid="00094a7a" officeooo:paragraph-rsid="00094a7a" style:font-weight-asian="normal" style:font-weight-complex="normal"/>
    </style:style>
    <style:style style:name="P7" style:family="paragraph" style:parent-style-name="Text_20_body">
      <style:text-properties officeooo:rsid="00094a7a" officeooo:paragraph-rsid="00094a7a"/>
    </style:style>
    <style:style style:name="P8" style:family="paragraph" style:parent-style-name="Text_20_body">
      <style:paragraph-properties style:writing-mode="lr-tb"/>
    </style:style>
    <style:style style:name="P9" style:family="paragraph" style:parent-style-name="Text_20_body">
      <style:paragraph-properties fo:text-align="start" style:justify-single-word="false" style:writing-mode="lr-tb"/>
    </style:style>
    <style:style style:name="P10" style:family="paragraph" style:parent-style-name="Text_20_body">
      <style:paragraph-properties fo:text-align="start" style:justify-single-word="false" style:writing-mode="lr-tb"/>
      <style:text-properties officeooo:rsid="000249d9" officeooo:paragraph-rsid="000249d9"/>
    </style:style>
    <style:style style:name="P11" style:family="paragraph" style:parent-style-name="Text_20_body">
      <style:paragraph-properties fo:text-align="start" style:justify-single-word="false" style:writing-mode="lr-tb"/>
      <style:text-properties officeooo:rsid="000372a8" officeooo:paragraph-rsid="000372a8"/>
    </style:style>
    <style:style style:name="P12" style:family="paragraph" style:parent-style-name="Text_20_body">
      <style:paragraph-properties fo:text-align="start" style:justify-single-word="false" style:writing-mode="lr-tb"/>
      <style:text-properties officeooo:rsid="000372a8" officeooo:paragraph-rsid="00041fc6"/>
    </style:style>
    <style:style style:name="P13" style:family="paragraph" style:parent-style-name="Text_20_body">
      <style:paragraph-properties fo:text-align="start" style:justify-single-word="false" style:writing-mode="lr-tb"/>
      <style:text-properties officeooo:rsid="00041fc6" officeooo:paragraph-rsid="00041fc6"/>
    </style:style>
    <style:style style:name="P14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15" style:family="paragraph" style:parent-style-name="Text_20_body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16" style:family="paragraph" style:parent-style-name="Text_20_body">
      <style:paragraph-properties fo:text-align="start" style:justify-single-word="false" style:writing-mode="lr-tb"/>
      <style:text-properties officeooo:rsid="00094a7a" officeooo:paragraph-rsid="00094a7a"/>
    </style:style>
    <style:style style:name="P17" style:family="paragraph" style:parent-style-name="Standard">
      <style:text-properties fo:font-weight="bold" officeooo:rsid="0000f16a" officeooo:paragraph-rsid="0000f16a" style:font-weight-asian="bold" style:font-weight-complex="bold"/>
    </style:style>
    <style:style style:name="P18" style:family="paragraph" style:parent-style-name="Standard">
      <style:text-properties fo:font-weight="normal" officeooo:rsid="00074d94" officeooo:paragraph-rsid="001052e5" style:font-weight-asian="normal" style:font-weight-complex="normal"/>
    </style:style>
    <style:style style:name="P19" style:family="paragraph" style:parent-style-name="Standard">
      <style:text-properties fo:font-weight="normal" officeooo:rsid="00074d94" officeooo:paragraph-rsid="00074d94" style:font-weight-asian="normal" style:font-weight-complex="normal"/>
    </style:style>
    <style:style style:name="P20" style:family="paragraph" style:parent-style-name="Standard">
      <style:text-properties fo:font-weight="normal" officeooo:rsid="001052e5" officeooo:paragraph-rsid="001052e5" style:font-weight-asian="normal" style:font-weight-complex="normal"/>
    </style:style>
    <style:style style:name="P21" style:family="paragraph" style:parent-style-name="Text_20_body" style:list-style-name="L1"/>
    <style:style style:name="P22" style:family="paragraph" style:parent-style-name="Text_20_body">
      <style:text-properties fo:font-weight="normal" officeooo:rsid="00041fc6" officeooo:paragraph-rsid="000372a8" style:font-weight-asian="normal" style:font-weight-complex="normal"/>
    </style:style>
    <style:style style:name="P23" style:family="paragraph" style:parent-style-name="Text_20_body">
      <style:text-properties fo:font-weight="normal" officeooo:rsid="00041fc6" officeooo:paragraph-rsid="0000f16a" style:font-weight-asian="normal" style:font-weight-complex="normal"/>
    </style:style>
    <style:style style:name="P24" style:family="paragraph" style:parent-style-name="Text_20_body">
      <style:text-properties fo:font-weight="normal" officeooo:rsid="00074d94" officeooo:paragraph-rsid="0000f16a" style:font-weight-asian="normal" style:font-weight-complex="normal"/>
    </style:style>
    <style:style style:name="P25" style:family="paragraph" style:parent-style-name="Text_20_body">
      <style:text-properties fo:font-weight="normal" officeooo:rsid="00060144" officeooo:paragraph-rsid="00060144" style:font-weight-asian="normal" style:font-weight-complex="normal"/>
    </style:style>
    <style:style style:name="P26" style:family="paragraph" style:parent-style-name="Text_20_body" style:list-style-name="L2"/>
    <style:style style:name="P27" style:family="paragraph" style:parent-style-name="Text_20_body">
      <style:text-properties fo:font-weight="bold"/>
    </style:style>
    <style:style style:name="P28" style:family="paragraph" style:parent-style-name="Text_20_body">
      <style:paragraph-properties fo:text-align="start" style:justify-single-word="false"/>
      <style:text-properties fo:font-weight="bold"/>
    </style:style>
    <style:style style:name="P29" style:family="paragraph" style:parent-style-name="Text_20_body">
      <style:text-properties fo:font-weight="bold" officeooo:rsid="00041fc6" officeooo:paragraph-rsid="0000f16a" style:font-weight-asian="normal" style:font-weight-complex="normal"/>
    </style:style>
    <style:style style:name="P30" style:family="paragraph" style:parent-style-name="Text_20_body">
      <style:text-properties fo:font-weight="bold" officeooo:rsid="00074d94" officeooo:paragraph-rsid="0000f16a" style:font-weight-asian="normal" style:font-weight-complex="normal"/>
    </style:style>
    <style:style style:name="P31" style:family="paragraph" style:parent-style-name="Text_20_body">
      <style:text-properties fo:font-weight="bold" officeooo:rsid="00094a7a" officeooo:paragraph-rsid="0000f16a"/>
    </style:style>
    <style:style style:name="P32" style:family="paragraph" style:parent-style-name="Text_20_body">
      <style:paragraph-properties fo:text-align="start" style:justify-single-word="false"/>
    </style:style>
    <style:style style:name="P33" style:family="paragraph" style:parent-style-name="Text_20_body">
      <style:text-properties officeooo:rsid="00094a7a" officeooo:paragraph-rsid="0000f16a"/>
    </style:style>
    <style:style style:name="P34" style:family="paragraph" style:parent-style-name="Text_20_body" style:list-style-name="L1">
      <style:paragraph-properties fo:margin-top="0cm" fo:margin-bottom="0cm" loext:contextual-spacing="false"/>
    </style:style>
    <style:style style:name="P35" style:family="paragraph" style:parent-style-name="Text_20_body" style:list-style-name="L2">
      <style:paragraph-properties fo:margin-top="0cm" fo:margin-bottom="0cm" loext:contextual-spacing="false"/>
    </style:style>
    <style:style style:name="P36" style:family="paragraph" style:parent-style-name="Text_20_body">
      <style:paragraph-properties fo:text-align="start" style:justify-single-word="false" style:writing-mode="lr-tb"/>
      <style:text-properties officeooo:rsid="00041fc6" officeooo:paragraph-rsid="00041fc6"/>
    </style:style>
    <style:style style:name="P37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38" style:family="paragraph" style:parent-style-name="Text_20_body">
      <style:paragraph-properties style:writing-mode="lr-tb"/>
      <style:text-properties fo:font-weight="normal" officeooo:rsid="00074d94" officeooo:paragraph-rsid="000f3a9b" style:font-weight-asian="normal" style:font-weight-complex="normal"/>
    </style:style>
    <style:style style:name="P39" style:family="paragraph" style:parent-style-name="Text_20_body">
      <style:paragraph-properties style:writing-mode="lr-tb"/>
      <style:text-properties fo:font-weight="normal" officeooo:rsid="00074d94" officeooo:paragraph-rsid="00074d94" style:font-weight-asian="normal" style:font-weight-complex="normal"/>
    </style:style>
    <style:style style:name="P40" style:family="paragraph" style:parent-style-name="Text_20_body">
      <style:paragraph-properties style:writing-mode="lr-tb"/>
      <style:text-properties fo:font-weight="normal" officeooo:rsid="00060144" officeooo:paragraph-rsid="00060144" style:font-weight-asian="normal" style:font-weight-complex="normal"/>
    </style:style>
    <style:style style:name="P41" style:family="paragraph" style:parent-style-name="Text_20_body">
      <style:paragraph-properties style:writing-mode="lr-tb"/>
      <style:text-properties officeooo:paragraph-rsid="000f3a9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372a8"/>
    </style:style>
    <style:style style:name="T3" style:family="text">
      <style:text-properties officeooo:rsid="00041fc6"/>
    </style:style>
    <style:style style:name="T4" style:family="text">
      <style:text-properties officeooo:rsid="00074d94"/>
    </style:style>
    <style:style style:name="T5" style:family="text">
      <style:text-properties officeooo:rsid="000e5482"/>
    </style:style>
    <style:style style:name="T6" style:family="text">
      <style:text-properties officeooo:rsid="000f3a9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3a9b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<text:span text:style-name="Strong_20_Emphasis">Question 1 - Dataset Exploration (25pts)</text:span></text:h>
      <text:p text:style-name="Text_20_body"><text:span text:style-name="Strong_20_Emphasis">Explore the data</text:span> with a tool of your choice (Python, R, Java, MATLAB, Excel, etc. -- whichever you are most comfortable with). </text:p>
      <text:p text:style-name="Text_20_body">Report your findings on the type of data you found and interesting insights on data properties (like statistical moments, distributions, correlations etc.). Include figures where appropriate. </text:p>
      <text:p text:style-name="Text_20_body">Report on <text:span text:style-name="Strong_20_Emphasis">potential ethical issues</text:span> you find with the data and how you would address these issues.</text:p>
      <text:p text:style-name="Text_20_body">Write up your findings in a <text:span text:style-name="Strong_20_Emphasis">one-page PDF document</text:span> and <text:span text:style-name="Strong_20_Emphasis">submit this PDF as answer</text:span>. No content exceeding the first page will be taken into consideration for grading!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soft-page-break/><text:span text:style-name="Strong_20_Emphasis">Question 2 - Hypothesis 1 (25pts)</text:span></text:h>
      <text:p text:style-name="P9">Formulate a hypothesis that can be answered with the data available in the ml-100k data set. Chose a <text:span text:style-name="Strong_20_Emphasis">classification task</text:span>, i.e. select a nominal variable as dependent variable.</text:p>
      <text:list xml:id="list354316911" text:style-name="L1">
        <text:list-item>
          <text:p text:style-name="P34">Clearly indicate what the <text:span text:style-name="Strong_20_Emphasis">independent and dependent variable</text:span> is</text:p>
        </text:list-item>
        <text:list-item>
          <text:p text:style-name="P34">Describe the <text:span text:style-name="Strong_20_Emphasis">control conditions</text:span></text:p>
        </text:list-item>
        <text:list-item>
          <text:p text:style-name="P34">Which <text:span text:style-name="Strong_20_Emphasis">performance indicator</text:span> (or which type of performance criteria) you deem effective to compare the different conditions</text:p>
        </text:list-item>
        <text:list-item>
          <text:p text:style-name="P34">Given the scale type of the dependent variable, what might be a <text:span text:style-name="Strong_20_Emphasis">suitable strategy to build a prediction model</text:span>, i.e., what type of method/algorithm is appropriate to model data of this type</text:p>
        </text:list-item>
        <text:list-item>
          <text:p text:style-name="P21">How you would prepare the data/design the experiment to <text:span text:style-name="Strong_20_Emphasis">simulate real-world performance conditions</text:span>?</text:p>
        </text:list-item>
      </text:list>
      <text:p text:style-name="Text_20_body"><text:span text:style-name="T1">Do not repeat the example from the lecture! </text:span>(Hint: there are many ways to phrase other hypotheses, e.g., by choosing alternative target variables and/or subsets of attributes)</text:p>
      <text:p text:style-name="P29"><text:bookmark text:name="yui_3_17_2_1_1605091388376_1948"/><text:bookmark text:name="yui_3_17_2_1_1605091388376_1950"/><text:bookmark text:name="yui_3_17_2_1_1605091388376_1949"/>Hypothesis:</text:p>
      <text:p text:style-name="Text_20_body"><text:bookmark text:name="yui_3_17_2_1_1605091388376_1951"/>To classifier the occupation with all the different classes form how they rate and classifier the movies.</text:p>
      <text:p text:style-name="P28"><text:bookmark text:name="yui_3_17_2_1_1605091388376_1952"/><text:bookmark text:name="yui_3_17_2_1_1605091388376_1953"/><text:bookmark text:name="yui_3_17_2_1_1604432288148_1916"/>Independent Variable:</text:p>
      <text:p text:style-name="Text_20_body">column occupation </text:p>
      <text:p text:style-name="P28"><text:bookmark text:name="yui_3_17_2_1_1604432288148_1917"/>Dependent Variable:</text:p>
      <text:p text:style-name="P32">the different classes of the movies, the age of the user and its gender</text:p>
      <text:p text:style-name="P28"><text:bookmark text:name="yui_3_17_2_1_1604432288148_1918"/>Control:</text:p>
      <text:p text:style-name="P28"><text:bookmark text:name="yui_3_17_2_1_1604432288148_1919"/>Performance Indicator:</text:p>
      <text:p text:style-name="P32"><text:bookmark text:name="yui_3_17_2_1_1605091388376_1896"/>1) accuracy score,</text:p>
      <text:p text:style-name="P32"><text:bookmark text:name="yui_3_17_2_1_1605091388376_1880"/>2) F1 error false positive, …</text:p>
      <text:p text:style-name="P28"><text:bookmark text:name="yui_3_17_2_1_1604432288148_1920"/>Prediction Model:</text:p>
      <text:p text:style-name="P32">MLP (multi layer perception), random Forrest classifier </text:p>
      <text:p text:style-name="P28"><text:bookmark text:name="yui_3_17_2_1_1604432288148_1921"/>Simulating Real-world Conditions:</text:p>
      <text:p text:style-name="Text_20_body">The number of columns is not that high, so we have to use a reduction on that like k-best method. For an MLP the data should be scaled with for example a standard scaler. Then Test train split with a given percentage.</text:p>
      <text:p text:style-name="Text_20_body"/>
      <text:p text:style-name="P23"/>
      <text:p text:style-name="P3"/>
      <text:p text:style-name="P3"/>
      <text:p text:style-name="P3"/>
      <text:h text:style-name="P1" text:outline-level="4"><text:soft-page-break/><text:span text:style-name="Strong_20_Emphasis">Question 3 - Hypothesis 2 (25pts)</text:span></text:h>
      <text:p text:style-name="P8">Formulate a hypothesis that can be answered with the data available in the ml-100k data set. Chose a <text:span text:style-name="Strong_20_Emphasis">regression task</text:span>, i.e. select a variable with at least ordinal scale type as dependent variable.</text:p>
      <text:list xml:id="list351855893" text:style-name="L2">
        <text:list-item>
          <text:p text:style-name="P35">Clearly indicate what the <text:span text:style-name="Strong_20_Emphasis">independent and dependent variable</text:span> is</text:p>
        </text:list-item>
        <text:list-item>
          <text:p text:style-name="P35">Describe the <text:span text:style-name="Strong_20_Emphasis">control conditions</text:span></text:p>
        </text:list-item>
        <text:list-item>
          <text:p text:style-name="P35">Which <text:span text:style-name="Strong_20_Emphasis">performance indicator</text:span> (or which type of performance criteria) you deem effective to compare the different conditions</text:p>
        </text:list-item>
        <text:list-item>
          <text:p text:style-name="P35">Given the scale type of the dependent variable, what might be a<text:span text:style-name="Strong_20_Emphasis"> suitable strategy to build a prediction model</text:span>, i.e., what type of method/algorithm is appropriate to model data of this type</text:p>
        </text:list-item>
        <text:list-item>
          <text:p text:style-name="P26">How you would prepare the data/design the experiment to <text:span text:style-name="Strong_20_Emphasis">simulate real-world performance conditions</text:span>? </text:p>
        </text:list-item>
      </text:list>
      <text:p text:style-name="P4">Do not repeat the example from the lecture or a trivial variation of Hypothesis 1!</text:p>
      <text:p text:style-name="P4"/>
      <text:p text:style-name="P30"><text:bookmark text:name="yui_3_17_2_1_1605091388376_2108"/><text:bookmark text:name="yui_3_17_2_1_1605091388376_2110"/><text:bookmark text:name="yui_3_17_2_1_1605091388376_2109"/>Hypothesis:</text:p>
      <text:p text:style-name="Text_20_body"><text:bookmark text:name="yui_3_17_2_1_1605091388376_2111"/>to predict the rating of the movie (1-5) </text:p>
      <text:p text:style-name="P27"><text:bookmark text:name="yui_3_17_2_1_1605091388376_2112"/><text:bookmark text:name="yui_3_17_2_1_1605091388376_2113"/><text:bookmark text:name="yui_3_17_2_1_1604432288148_2009"/>Independent Variable:</text:p>
      <text:p text:style-name="Text_20_body">rating column</text:p>
      <text:p text:style-name="P27"><text:bookmark text:name="yui_3_17_2_1_1604432288148_2010"/>Dependent Variable:</text:p>
      <text:p text:style-name="Text_20_body">gender, age and the binary classification columns from the item dataset (Drama, Adventure,….)</text:p>
      <text:p text:style-name="P27"><text:bookmark text:name="yui_3_17_2_1_1604432288148_2011"/>Control:</text:p>
      <text:p text:style-name="Text_20_body">for the lasso regression the parameter (alpha, <text:span text:style-name="Strong_20_Emphasis">max_iter, selection</text:span>)</text:p>
      <text:p text:style-name="Text_20_body">for the random Forrest (n_estemators, )</text:p>
      <text:p text:style-name="P27"><text:bookmark text:name="yui_3_17_2_1_1604432288148_2012"/>Performance Indicator:</text:p>
      <text:p text:style-name="Text_20_body">RMSE, accurate score, R2</text:p>
      <text:p text:style-name="P27"><text:bookmark text:name="yui_3_17_2_1_1604432288148_2013"/>Prediction Model:</text:p>
      <text:p text:style-name="Text_20_body">Lasso Regression, linear regression, random Forrest, </text:p>
      <text:p text:style-name="P27"><text:bookmark text:name="yui_3_17_2_1_1604432288148_2014"/>Simulating Real-world Conditions:</text:p>
      <text:p text:style-name="Text_20_body">for the two linear regressors (lasso and linear regression)</text:p>
      <text:p text:style-name="Text_20_body">analyze the different columns and pick the columns with the best linear relationship to the rating</text:p>
      <text:p text:style-name="Text_20_body">Scale the data with a scaler (standard, minmax,…)</text:p>
      <text:p text:style-name="Text_20_body">split it in a validation and trainings set</text:p>
      <text:p text:style-name="Text_20_body">use Gridsearch to find the best parameters for the models.</text:p>
      <text:p text:style-name="Text_20_body"/>
      <text:p text:style-name="P24"/>
      <text:h text:style-name="P1" text:outline-level="4"><text:soft-page-break/><text:span text:style-name="Strong_20_Emphasis">Question 4 - Data Collection (25pts)</text:span></text:h>
      <text:p text:style-name="P9">Formulate a hypothesis that can *<text:span text:style-name="Strong_20_Emphasis">not* </text:span>be answered with the data available in the ml-100k data set as is. Describe a possible strategy to obtain the data needed and possible problems (including ethical issues)</text:p>
      <text:p text:style-name="P31"><text:bookmark text:name="yui_3_17_2_1_1605091388376_2211"/><text:bookmark text:name="yui_3_17_2_1_1605091388376_2213"/><text:bookmark text:name="yui_3_17_2_1_1605091388376_2212"/>Hypothesis:</text:p>
      <text:p text:style-name="Text_20_body"><text:bookmark text:name="yui_3_17_2_1_1605091388376_2214"/>To predict the dates where the video of the movies came out.</text:p>
      <text:p text:style-name="P28"><text:bookmark text:name="yui_3_17_2_1_1605091388376_2215"/><text:bookmark text:name="yui_3_17_2_1_1605091388376_2216"/><text:bookmark text:name="yui_3_17_2_1_1604432288148_2089"/><text:bookmark text:name="yui_3_17_2_1_1604432288148_2090"/>Independent Variable:</text:p>
      <text:p text:style-name="P32">movie_video_date</text:p>
      <text:p text:style-name="P27"><text:bookmark text:name="yui_3_17_2_1_1604432288148_2091"/>Dependent Variable:</text:p>
      <text:p text:style-name="P27"><text:bookmark text:name="yui_3_17_2_1_1604432288148_2092"/>Data Missing and Strategy for Data Collection:</text:p>
      <text:p text:style-name="Text_20_body">look on the internet to search them </text:p>
      <text:p text:style-name="P27">Possible Issues:</text:p>
      <text:p text:style-name="Text_20_body">Not that easy to find all because of the number of different movies.</text:p>
      <text:p text:style-name="P3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3T20:38:23.810772325</meta:creation-date>
    <dc:date>2020-11-11T11:44:41.467966059</dc:date>
    <meta:editing-duration>PT37M25S</meta:editing-duration>
    <meta:editing-cycles>8</meta:editing-cycles>
    <meta:generator>LibreOffice/6.3.5.2$Linux_X86_64 LibreOffice_project/30$Build-2</meta:generator>
    <meta:document-statistic meta:table-count="0" meta:image-count="0" meta:object-count="0" meta:page-count="4" meta:paragraph-count="65" meta:word-count="677" meta:character-count="4278" meta:non-whitespace-character-count="3668"/>
  </office:meta>
</office:document-meta>
</file>